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4pt" officeooo:rsid="0014456b" officeooo:paragraph-rsid="0014456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7:35:32.901182248</meta:creation-date>
    <dc:date>2018-10-16T17:36:23.939691056</dc:date>
    <meta:editing-duration>PT5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1.0.3$MacOSX_X86_64 LibreOffice_project/efb621ed25068d70781dc026f7e9c5187a4decd1</meta:generator>
  </office:meta>
</office:document-meta>
</file>